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1" style:list-style-name="">
      <style:paragraph-properties fo:text-align="center" style:justify-single-word="false"/>
      <style:text-properties style:font-name="Times New Roman" fo:font-size="16pt" fo:font-weight="bold" officeooo:paragraph-rsid="0012d33e" style:font-size-asian="16pt" style:font-weight-asian="bold" style:font-size-complex="16pt" style:font-weight-complex="bold"/>
    </style:style>
    <style:style style:name="P2" style:family="paragraph" style:parent-style-name="Text_20_body" style:list-style-name="">
      <style:paragraph-properties fo:text-align="left" style:justify-single-word="false"/>
      <style:text-properties style:font-name="Times New Roman" fo:font-size="14pt" fo:font-weight="bold" officeooo:paragraph-rsid="0012d33e" style:font-size-asian="14pt" style:font-weight-asian="bold" style:font-size-complex="14pt" style:font-weight-complex="bold"/>
    </style:style>
    <style:style style:name="P3" style:family="paragraph" style:parent-style-name="Text_20_body" style:list-style-name="">
      <style:paragraph-properties fo:line-height="150%" fo:text-align="justify" style:justify-single-word="false"/>
      <style:text-properties style:font-name="Times New Roman" fo:font-size="12pt" fo:font-weight="normal" officeooo:paragraph-rsid="0012d33e" style:font-size-asian="12pt" style:font-weight-asian="normal" style:font-size-complex="12pt" style:font-weight-complex="normal"/>
    </style:style>
    <style:style style:name="P4" style:family="paragraph" style:parent-style-name="Text_20_body" style:list-style-name="">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line-height="150%" fo:text-align="justify" style:justify-single-word="false"/>
      <style:text-properties style:font-name="Times New Roman"/>
    </style:style>
    <style:style style:name="P6" style:family="paragraph" style:parent-style-name="Text_20_body" style:list-style-name="L1">
      <style:paragraph-properties fo:line-height="150%" fo:text-align="justify" style:justify-single-word="false"/>
      <style:text-properties style:font-name="Times New Roman"/>
    </style:style>
    <style:style style:name="P7" style:family="paragraph" style:parent-style-name="Text_20_body">
      <style:paragraph-properties fo:line-height="150%" fo:text-align="justify" style:justify-single-word="false"/>
    </style:style>
    <style:style style:name="P8" style:family="paragraph" style:parent-style-name="Heading_20_2">
      <style:paragraph-properties fo:text-align="left" style:justify-single-word="false"/>
      <style:text-properties fo:font-size="14pt" style:font-size-asian="14pt" style:font-size-complex="14pt"/>
    </style:style>
    <style:style style:name="P9" style:family="paragraph" style:parent-style-name="Text_20_body">
      <style:paragraph-properties fo:line-height="150%" fo:text-align="justify" style:justify-single-word="false"/>
      <style:text-properties style:font-name="Times New Roman" officeooo:paragraph-rsid="0017607d"/>
    </style:style>
    <style:style style:name="P10" style:family="paragraph" style:parent-style-name="Heading_20_3">
      <style:paragraph-properties fo:text-align="left" style:justify-single-word="false"/>
      <style:text-properties style:font-name="Times New Roman" fo:font-size="13pt" style:font-size-asian="13pt" style:font-size-complex="13pt"/>
    </style:style>
    <style:style style:name="P11" style:family="paragraph" style:parent-style-name="Heading_20_3">
      <style:text-properties style:font-name="Times New Roman" fo:font-size="13pt" style:font-size-asian="13pt" style:font-size-complex="13pt"/>
    </style:style>
    <style:style style:name="P12" style:family="paragraph" style:parent-style-name="Text_20_body">
      <style:paragraph-properties fo:text-align="left" style:justify-single-word="false"/>
      <style:text-properties style:font-name="Times New Roman" fo:font-size="13pt" fo:font-weight="bold" style:font-size-asian="13pt" style:font-weight-asian="bold" style:font-size-complex="13pt" style:font-weight-complex="bold"/>
    </style:style>
    <style:style style:name="P13" style:family="paragraph" style:parent-style-name="Text_20_body">
      <style:paragraph-properties fo:margin-left="0cm" fo:line-height="150%"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4" style:family="paragraph" style:parent-style-name="Text_20_body">
      <style:paragraph-properties fo:margin-left="0cm" fo:line-height="150%" fo:text-align="left" style:justify-single-word="false" fo:text-indent="0cm" style:auto-text-indent="false"/>
      <style:text-properties style:font-name="Times New Roman" fo:font-size="13pt" fo:font-weight="bold" style:font-size-asian="13pt" style:font-weight-asian="bold" style:font-size-complex="13pt" style:font-weight-complex="bold"/>
    </style:style>
    <style:style style:name="P15" style:family="paragraph" style:parent-style-name="Text_20_body">
      <style:paragraph-properties fo:margin-left="0cm" fo:line-height="150%" fo:text-align="justify" style:justify-single-word="false" fo:text-indent="0cm" style:auto-text-indent="false"/>
      <style:text-properties style:font-name="Times New Roman" fo:font-size="13pt" fo:font-weight="normal" style:font-size-asian="13pt" style:font-weight-asian="normal" style:font-size-complex="13pt" style:font-weight-complex="normal"/>
    </style:style>
    <style:style style:name="P16" style:family="paragraph" style:parent-style-name="Text_20_body">
      <style:paragraph-properties fo:text-align="justify" style:justify-single-word="false"/>
      <style:text-properties style:font-name="Times New Roman" fo:font-size="12pt" officeooo:paragraph-rsid="0019adaf" style:font-size-asian="12pt" style:font-size-complex="12pt"/>
    </style:style>
    <style:style style:name="P17" style:family="paragraph" style:parent-style-name="Text_20_body">
      <style:paragraph-properties fo:text-align="justify" style:justify-single-word="false"/>
      <style:text-properties style:font-name="Times New Roman" fo:font-size="12pt" style:font-size-asian="12pt" style:font-size-complex="12pt"/>
    </style:style>
    <style:style style:name="P18" style:family="paragraph" style:parent-style-name="Heading_20_3">
      <style:paragraph-properties fo:text-align="left" style:justify-single-word="false"/>
      <style:text-properties style:font-name="Times New Roman" fo:font-size="13pt" officeooo:paragraph-rsid="0019d75c" style:font-size-asian="13pt" style:font-size-complex="13pt"/>
    </style:style>
    <style:style style:name="P19" style:family="paragraph" style:parent-style-name="Text_20_body">
      <style:paragraph-properties fo:line-height="150%" fo:text-align="justify" style:justify-single-word="false"/>
      <style:text-properties fo:font-size="12pt" officeooo:paragraph-rsid="0019d75c" style:font-size-asian="12pt" style:font-size-complex="12pt"/>
    </style:style>
    <style:style style:name="P20" style:family="paragraph" style:parent-style-name="Text_20_body">
      <style:paragraph-properties fo:line-height="150%" fo:text-align="justify" style:justify-single-word="false"/>
      <style:text-properties fo:font-size="11pt" style:font-size-asian="11pt" style:font-size-complex="11pt"/>
    </style:style>
    <style:style style:name="P21"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22" style:family="paragraph" style:parent-style-name="Heading_20_3">
      <style:text-properties fo:font-size="13pt" style:font-size-asian="13pt" style:font-size-complex="13pt"/>
    </style:style>
    <style:style style:name="P23" style:family="paragraph" style:parent-style-name="Text_20_body">
      <style:paragraph-properties fo:margin-top="0.201cm" fo:margin-bottom="0.448cm" style:contextual-spacing="false" fo:line-height="150%" fo:text-align="justify" style:justify-single-word="false"/>
      <style:text-properties style:font-name="Times New Roman" fo:font-size="12pt" style:font-size-asian="12pt" style:font-size-complex="12pt"/>
    </style:style>
    <style:style style:name="P24" style:family="paragraph" style:parent-style-name="Heading_20_2">
      <style:paragraph-properties fo:text-align="left" style:justify-single-word="false"/>
      <style:text-properties style:font-name="Times New Roman" fo:font-size="14pt" style:font-size-asian="14pt" style:font-size-complex="14pt"/>
    </style:style>
    <style:style style:name="P25" style:family="paragraph" style:parent-style-name="Heading_20_3">
      <style:paragraph-properties fo:text-align="left" style:justify-single-word="false"/>
      <style:text-properties fo:font-size="13pt" style:font-size-asian="13pt" style:font-size-complex="13pt"/>
    </style:style>
    <style:style style:name="P26" style:family="paragraph" style:parent-style-name="Text_20_body">
      <style:paragraph-properties fo:text-align="left" style:justify-single-word="false"/>
      <style:text-properties fo:font-size="13pt" style:font-size-asian="13pt" style:font-size-complex="13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ONE: INTRODUCTION</text:h>
      <text:p text:style-name="P2"/>
      <text:h text:style-name="Heading_20_2" text:outline-level="2">1.1 Introduction</text:h>
      <text:p text:style-name="P3">The Web-Based Crime Record Management System (Online Police Station Criminal Management System) is specifically designed to address the crime management needs of Hossana City and its surrounding areas. As the city continues to grow, the demand for efficient, technology-driven law enforcement becomes increasingly critical. This system aims to replace the existing manual, paper-based record-keeping methods used by the Hossana Police Department, which are slow, error-prone, and incapable of handling the increasing volume of crime data.</text:p>
      <text:p text:style-name="P3"/>
      <text:p text:style-name="P3">The primary purpose of this system is to enable fast and effective crime management. It allows police officers to quickly register criminal cases, update investigation statuses, and access historical crime data from a centralized digital platform. This speed is crucial for time-sensitive operations, such as tracking missing criminals or responding to recent incidents. Citizens of Hossana City can also benefit by reporting crimes or suspicious activities online, reducing the time it takes for information to reach the police.</text:p>
      <text:p text:style-name="P3"/>
      <text:p text:style-name="P3">A key feature of the system is its focus on missing person and missing criminal management. The public can view a list of missing individuals and provide anonymous tips or nominations, which are immediately forwarded to the relevant investigative unit. This community involvement creates a collaborative approach to public safety, empowering residents to actively help prevent crime and assist in ongoing investigations.</text:p>
      <text:p text:style-name="P3"/>
      <text:p text:style-name="P3">Beyond crime reporting, the system offers several other advantages. It provides role-based access for different police units (detectives, traffic police, HR), ensuring that sensitive data is only accessible to authorized personnel. It also automates report generation, allowing the Police Head to view real-time statistics on crime trends, case clearance rates, and officer performance. This data-driven insight supports better decision-making and resource allocation for the Hossana City Police Department.</text:p>
      <text:p text:style-name="P3"/>
      <text:p text:style-name="P3"><text:soft-page-break/>The system is built using modern, reliable technologies. The frontend is developed with React.js to ensure a responsive and user-friendly interface for all users, including officers in the field. The backend is powered by Spring Boot, providing a secure and scalable API. Data is stored in a relational database (H2 for development, MySQL for production), and the system is secured using Spring Security and JWT tokens for authentication and role-based access control. This technical foundation ensures that the system is not only powerful but also ready for future expansion as the needs of Hossana City evolve.</text:p>
      <text:h text:style-name="Heading_20_2" text:outline-level="2">1.2 Background of the Organization</text:h>
      <text:p text:style-name="P4"><text:s/>The Hossana City Police Department is the primary law enforcement agency serving Hossana City, the capital of the Hadiya Zone in the Central Ethiopia Regional State. The department is responsible for maintaining public safety, preventing crime, investigating criminal activities, managing traffic flow, and ensuring the enforcement of laws and regulations within the city's jurisdiction.</text:p>
      <text:p text:style-name="P4"/>
      <text:p text:style-name="P4">Like many police departments in Ethiopia, the Hossana City Police Department currently relies heavily on manual, paper-based systems for recording and managing crime-related information. Criminal records, investigation reports, traffic accident data, and employee files are often stored in physical filing cabinets or, at best, in isolated and unconnected spreadsheets. This fragmented approach creates significant operational challenges.</text:p>
      <text:p text:style-name="P4"/>
      <text:p text:style-name="P4">The department's structure includes several key divisions: the Police Head Office, Criminal Preventive Unit, Detective and Investigation Unit, Traffic Management Unit, Human Resources, and a front desk for citizen interactions. Each division maintains its own separate records, making it difficult to share information quickly across units. For instance, a detective investigating a case may not have immediate access to a criminal's past records held by the Preventive Unit, leading to delays and inefficiencies.</text:p>
      <text:p text:style-name="P4"/>
      <text:p text:style-name="P4">Citizen interaction is also limited. Currently, citizens must physically visit the police station to file a report, submit a nomination for a missing person, or check on the status of a complaint. This process can be time-consuming and discourages public participation in crime prevention efforts. There is no centralized digital platform for citizens to report incidents anonymously or provide tips from their homes.</text:p>
      <text:p text:style-name="P4"/>
      <text:p text:style-name="P4"><text:soft-page-break/>The lack of a modern, integrated information system directly impacts the department's ability to respond to crimes quickly and effectively. It also affects the accuracy and completeness of crime data used for reporting to higher government bodies and for planning strategic interventions. Recognizing these limitations, the Hossana City Police Department has identified the need for a web-based crime record management system to modernize its operations, improve inter-unit coordination, and enhance public safety services for the residents of Hossana City.</text:p>
      <text:h text:style-name="Heading_20_2" text:outline-level="2">1.3 Organization Structure</text:h>
      <text:p text:style-name="P5">The Hossana City Police Department follows a hierarchical organizational structure that defines the roles, responsibilities, and reporting relationships within the department. This structure is designed to ensure effective command, control, and coordination across various units. The key positions and divisions within the department are described below.</text:p>
      <text:p text:style-name="P5"><text:span text:style-name="T1">Police Head</text:span> The Police Head is the highest-ranking officer in the department. This role is responsible for overall administration, strategic planning, resource allocation, and final decision-making. The Police Head oversees all units, reviews major case reports, assigns officers to different roles, and represents the department to government bodies and the public. This position also has the authority to post information about missing criminals and approve final case closures.</text:p>
      <text:p text:style-name="P5"><text:span text:style-name="T1">Criminal Preventive Unit</text:span> This unit is responsible for proactive crime prevention activities. Officers in this unit patrol neighborhoods, conduct public awareness campaigns, and work to deter criminal activity before it occurs. They also maintain the criminal database, register new criminals, and generate preliminary crime reports. The Criminal Preventive Police forward verified information and nominations to the Detective Unit for further investigation. <text:s text:c="23"/><text:span text:style-name="T1"><text:s/>Detective and Investigation Unit</text:span> The Detective Unit is responsible for reactive criminal investigation. Detectives receive case files from the Preventive Unit or direct reports from citizens. They conduct in-depth investigations, collect evidence, interview witnesses and suspects, and compile comprehensive case files. This unit updates the status of criminal cases (e.g., Under Investigation, Evidence Collection, Arrested, Case Closed) and manages witness, accused, and accuser information within the system.</text:p>
      <text:p text:style-name="P5"><text:span text:style-name="T1">Traffic Management Unit</text:span> This unit is divided into two sub-roles:</text:p>
      <text:list text:style-name="L1">
        <text:list-item>
          <text:p text:style-name="P6"><text:span text:style-name="T1">Traffic Officer:</text:span> Responsible for overseeing traffic operations, assigning traffic police to specific locations and shifts, reviewing accident reports submitted by traffic police, and generating final accident statistics and reports for management.</text:p>
        </text:list-item>
        <text:list-item>
          <text:p text:style-name="P6"><text:soft-page-break/><text:span text:style-name="T1">Traffic Police:</text:span> Responsible for the on-ground management of traffic flow, registering traffic accidents at the scene, updating accident details, and submitting initial accident reports through the system.</text:p>
        </text:list-item>
      </text:list>
      <text:p text:style-name="P5"><text:span text:style-name="T1"><text:s/>Human Resource (HR) Manager</text:span> The HR Manager is responsible for managing all employee-related information within the department. This includes registering new police officers, maintaining employee profiles, tracking attendance, handling leave requests, and managing payroll information. The HR module ensures that all personnel data is centralized and easily accessible for administrative purposes.</text:p>
      <text:p text:style-name="P5"><text:span text:style-name="T1">Citizens</text:span> Citizens are external users of the system. They can access the public portal to view a list of missing criminals, submit nominations or anonymous tips about criminal activities, report traffic accidents or other incidents, and upload supporting files (e.g., photos, videos) as evidence. Citizen participation is a key feature that enhances community-police collaboration.</text:p>
      <text:p text:style-name="P5">The relationships between these roles and units are formalized through the system's role-based access control. Each actor is assigned specific permissions and can only access the functions and data relevant to their duties. This structure ensures data security, operational efficiency, and clear lines of responsibility within the Hossana City Police Department's digital crime management workflow.</text:p>
      <text:h text:style-name="Heading_20_2" text:outline-level="2">1.4 Statement of Problem</text:h>
      <text:p text:style-name="P7">The Hossana City Police Department faces significant challenges in managing missing criminals and ensuring fast, efficient crime management. The current manual and semi-digital systems are inadequate for addressing the needs of a growing urban population. The specific problems identified are as follows:</text:p>
      <text:p text:style-name="P7"><text:span text:style-name="T1">Inefficient Missing Criminal Management</text:span> There is no centralized, publicly accessible system for listing and tracking missing criminals. Citizens have no way to know who is wanted or missing, and there is no mechanism for them to submit anonymous tips or nominations. When a citizen has information about a missing criminal, they must visit the police station in person, which discourages participation. As a result, many tips and potential leads are lost, and missing criminals remain at large for longer periods.</text:p>
      <text:p text:style-name="P7"><text:span text:style-name="T1">Slow Crime Reporting and Response</text:span> Currently, citizens cannot report crimes or suspicious activities online. They must travel to the police station, wait in line, and file a physical report. This process is time-consuming and delays the police's ability to respond. In cases of urgent crimes <text:soft-page-break/>(theft, assault, robbery), this delay can allow criminals to escape or destroy evidence. The lack of a fast digital reporting channel directly impacts public safety.</text:p>
      <text:p text:style-name="P7"><text:span text:style-name="T1">Lack of Real-Time Crime Prevention Tools</text:span> The department has no digital system to proactively prevent crime. There is no way to analyze crime patterns, predict high-risk areas, or alert citizens about emerging threats. Officers cannot receive real-time notifications about recent crimes or missing criminals in their patrol areas. This reactive approach limits the department's ability to prevent crimes before they happen.</text:p>
      <text:p text:style-name="P7"><text:span text:style-name="T1">Poor Coordination in Missing Person Cases</text:span> When a person goes missing, information is often siloed within one unit. Detectives, traffic police, and patrol officers do not have immediate access to the same missing person data. A traffic officer might stop a missing person without knowing they are wanted, or a detective might investigate a case without knowing a related missing person report exists. This lack of coordination prolongs investigations and reduces the chances of a successful recovery.</text:p>
      <text:p text:style-name="P7"><text:span text:style-name="T1">No Citizen Engagement Platform</text:span> Citizens who want to help prevent crime or assist in finding missing criminals have no digital platform to do so. They cannot submit nominations, upload evidence (photos, videos), or provide anonymous tips online. This lack of engagement reduces the flow of valuable community intelligence to the police and makes citizens feel disconnected from public safety efforts.</text:p>
      <text:p text:style-name="P7"><text:span text:style-name="T1">Delayed Notification and Alert System</text:span> When a missing criminal is spotted or a crime is reported, there is no automated system to notify relevant officers in real-time. Critical information often reaches officers hours or days after it is received, significantly reducing the chances of a timely arrest or intervention.</text:p>
      <text:p text:style-name="P7"><text:span text:style-name="T1">Ineffective Crime Data Analysis for Prevention</text:span> The department cannot easily analyze crime data to identify trends, hotspots, or recurring criminal behaviors. Without this analytical capability, crime prevention strategies are based on intuition rather than evidence, making them less effective.</text:p>
      <text:p text:style-name="P7"><text:span text:style-name="T1">The Core Problem:</text:span> The fundamental problem is the absence of an integrated, web-based system that enables fast crime reporting, real-time missing criminal management, citizen participation, and proactive crime prevention. Without such a system, the Hossana City Police Department cannot effectively respond to crimes, engage the community, or prevent future incidents. This project aims to solve these problems by developing a digital platform that makes crime management faster, more transparent, and community-driven.</text:p>
      <text:h text:style-name="P8" text:outline-level="2"><text:soft-page-break/>1.5 Literature Review and Related Work</text:h>
      <text:p text:style-name="P9">This section reviews existing literature, research studies, and related works on crime record management systems, missing person tracking, citizen engagement platforms, and web-based police information systems. The review provides a foundation for understanding the current state of technology in law enforcement and identifies gaps that the proposed system aims to fill.</text:p>
      <text:h text:style-name="P10" text:outline-level="3">1.5.1 Related Work</text:h>
      <text:p text:style-name="P9">Several studies and existing systems have addressed various aspects of crime management and citizen reporting. A study by Sharma and Kumar (2021) proposed a web-based crime reporting system that allows citizens to report incidents online. Their system focused on basic crime registration and complaint tracking. However, it did not include missing criminal tracking, anonymous nominations, or role-based access for different police units. Citizens could only report crimes but could not view wanted lists or submit supporting evidence.</text:p>
      <text:p text:style-name="P9">In Ethiopia, Tafesse and Alemu (2022) developed a crime mapping system specifically for Addis Ababa. Their system visualized crime hotspots using geographic information systems (GIS) and provided basic statistical reports to police administrators. While useful for strategic planning, the system lacked citizen engagement features, missing criminal management, and real-time notifications for detectives. It was also limited to the capital city and not deployed in smaller urban centers like Hossana.</text:p>
      <text:p text:style-name="P9"/>
      <text:p text:style-name="P9">The Integrated Police Management System (IPMS) implemented by the Ethiopian Federal Police Commission focuses on internal case management, criminal identification, and basic reporting. It is designed primarily for police personnel and does not offer a public-facing portal for citizen nominations or missing criminal tracking. Furthermore, its implementation in smaller cities is limited, and the system is not optimized for fast, community-driven crime reporting.</text:p>
      <text:p text:style-name="P9"/>
      <text:p text:style-name="P9">International systems provide additional perspectives. The National Missing and Unidentified Persons System (NamUs) in the United States offers a centralized database for missing persons. However, it is primarily a data repository and does not integrate with local police workflows, allow anonymous citizen nominations, or provide real-time alerts to patrol officers. Citizens can view missing persons but cannot submit tips or upload evidence directly through the platform.</text:p>
      <text:p text:style-name="P9"/>
      <text:p text:style-name="P9"><text:soft-page-break/>Mobile applications such as SeeClickFix and MyPolice allow citizens to report non-emergency issues or minor crimes. MyPolice, used in some Australian jurisdictions, enables online reporting of specific crime types but lacks features for anonymous tips, evidence upload, or integration with detective case management. These platforms are also not designed for missing criminal tracking or proactive crime prevention.</text:p>
      <text:p text:style-name="P9"/>
      <text:p text:style-name="P9">Crime mapping systems in the United Kingdom (Police.uk) and the United States (CrimeReports) allow citizens to view crime hotspots and recent incidents in their neighborhoods. While these systems improve transparency, they are typically read-only and do not allow citizens to submit nominations, upload evidence, or receive updates on their reports. They also lack integrated missing criminal management features.</text:p>
      <text:h text:style-name="P11" text:outline-level="3">1.5.2 Gaps Identified</text:h>
      <text:p text:style-name="P9">Based on the review of existing systems and related literature, several critical gaps have been identified. First, no existing system combines public missing criminal viewing with anonymous citizen nominations and evidence upload, as most systems are either read-only databases or basic reporting tools without meaningful community engagement features, which directly impacts the ability of citizens to participate in crime prevention and limits the flow of valuable intelligence to police investigators. Second, existing systems lack integrated, role-based modules for all police units, including Criminal Preventive, Detective, Traffic Police, and HR Manager, as most systems focus on only one or two units, leaving others disconnected and forcing manual data transfer between departments, which leads to poor coordination, duplicated efforts, and incomplete information sharing across the police force. Third, few systems provide real-time notifications to detectives and patrol officers when citizens submit nominations or report missing criminals, and this delay in information dissemination significantly reduces the effectiveness of investigations because critical time is lost between receiving a report and dispatching officers; additionally, missing criminal information is not automatically pushed to patrol officers in the field, meaning officers often lack immediate access to up-to-date wanted lists during routine patrols. Fourth, citizen engagement in existing systems is limited to emergency calls or basic online forms, and there is no mechanism for proactive crime prevention through community participation, anonymous tips, or evidence submission, which discourages public involvement and reduces the police department's ability to leverage community intelligence for crime prevention and missing person recovery.</text:p>
      <text:p text:style-name="P9">Sixth, most systems do not offer real-time analytics and performance dashboards for police heads to monitor case clearance rates, officer productivity, and crime trends.</text:p>
      <text:h text:style-name="P10" text:outline-level="3"><text:soft-page-break/>1.5.3 Contribution of the Proposed System</text:h>
      <text:p text:style-name="P9">The proposed Web-Based Crime Record Management System directly addresses the identified gaps by providing a comprehensive, integrated platform that combines public missing criminal viewing with anonymous citizen nominations and evidence upload, encouraging community participation and increasing the flow of valuable information to the police. The system includes integrated, role-based dashboards for Police Head, Criminal Preventive, Detective, Traffic Officer, Traffic Police, HR Manager, and Citizens, ensuring that each user has specific permissions and access to relevant functions, which enhances data security and operational efficiency. Real-time notifications are sent to detectives and relevant officers when citizens submit nominations, report crimes, or update missing criminal information, ensuring that critical information reaches the right personnel immediately and improving response times. Fast crime reporting channels allow citizens to report incidents online without visiting the police station, reducing reporting time and enabling the police to respond more quickly to emerging threats. Missing criminal tracking is integrated with investigation units, ensuring that all officers have access to up-to-date wanted lists and missing person information, which improves coordination between units and increases the chances of successful apprehensions. Additionally, the system provides automated analytics and performance reporting dashboards for police heads, offering real-time insights into crime trends, case clearance rates, and officer performance to support data-driven decision-making and resource allocation. The system is specifically designed to meet the needs of Hossana City, providing a fast, community-driven, and comprehensive solution for crime management and missing criminal tracking.</text:p>
      <text:h text:style-name="P8" text:outline-level="2">1.6 Objectives</text:h>
      <text:p text:style-name="P12">1.6.1 General Objective</text:p>
      <text:p text:style-name="P13">The general objective of this project is to design and develop a web-based crime record management system (online police station criminal management system) that enables fast crime reporting, efficient missing criminal tracking, and active citizen participation in crime prevention for the Hossana City Police Department.</text:p>
      <text:p text:style-name="P14">1.6.2 Specific Objectives</text:p>
      <text:p text:style-name="P15">The specific objectives of the system are:</text:p>
      <text:p text:style-name="P15">To develop a public portal where citizens can view missing criminals and submit anonymous nominations with evidence uploads.</text:p>
      <text:p text:style-name="P15"/>
      <text:p text:style-name="P15"><text:soft-page-break/>. To create a real-time notification system that alerts detectives and patrol officers when citizens submit nominations or report missing criminals.</text:p>
      <text:p text:style-name="P15">.To implement role-based dashboards for Police Head, Criminal Preventive, Detective, Traffic Officer, Traffic Police, HR Manager, and Citizens.</text:p>
      <text:p text:style-name="P15">.To enable fast online crime reporting channels that reduce the time between incident occurrence and police response.</text:p>
      <text:p text:style-name="P15">.To integrate missing criminal tracking with investigation units, ensuring all officers have access to up-to-date wanted lists.</text:p>
      <text:p text:style-name="P15">.To provide automated analytics and performance reporting dashboards for police heads to monitor crime trends and case clearance rates.</text:p>
      <text:p text:style-name="P15">.To design a centralized database that securely stores all criminal records, case files, citizen reports, and officer information.</text:p>
      <text:h text:style-name="P8" text:outline-level="2">1.7 Significance of the Project</text:h>
      <text:p text:style-name="P16">Sixth, the system enhances data security and integrity. All criminal records, case files, The development of the Web-Based Crime Record Management System provides significant benefits to the Hossana City Police Department, the citizens of Hossana, and the broader community. The significance of the project is outlined below.</text:p>
      <text:p text:style-name="P17"/>
      <text:p text:style-name="P17">First, the system improves the speed and efficiency of crime management. By replacing manual, paper-based record keeping with a centralized digital platform, police officers can register criminals, update case statuses, and retrieve information in real-time. This reduces response times and enables faster decision-making during investigations.</text:p>
      <text:p text:style-name="P17"/>
      <text:p text:style-name="P17">Second, the system enhances missing criminal tracking and recovery. The public portal allows citizens to view missing criminals and submit anonymous nominations with evidence. This community participation increases the likelihood of locating missing persons and apprehending wanted criminals, directly improving public safety.</text:p>
      <text:p text:style-name="P17"/>
      <text:p text:style-name="P17">Third, the system promotes citizen engagement and transparency. Citizens can report crimes online, submit tips, and track the status of their reports without visiting the police station. This convenience encourages more citizens to participate in crime prevention and builds trust between the community and the police department.</text:p>
      <text:p text:style-name="P17"/>
      <text:p text:style-name="P17"><text:soft-page-break/>Fourth, the system improves coordination between police units. With role-based dashboards for Criminal Preventive, Detective, Traffic Police, and HR Manager, information can be shared seamlessly across departments. Detectives receive instant notifications when citizens submit nominations, and patrol officers have access to up-to-date wanted lists, reducing duplication of effort and improving case resolution rates.</text:p>
      <text:p text:style-name="P17"/>
      <text:p text:style-name="P17">Fifth, the system provides data-driven insights for police management. Automated analytics and performance reporting dashboards allow the Police Head to monitor crime trends, case clearance rates, and officer productivity in real-time. This supports evidence-based decision-making, strategic planning, and efficient resource allocation.</text:p>
      <text:p text:style-name="P16">e modand citizen reports are stored in a centralized database with role-based access control. Unauthorized access is prevented, and data loss or tampering is minimized, ensuring the reliability of crime information.</text:p>
      <text:p text:style-name="P17"/>
      <text:p text:style-name="P17">Seventh, the system is scalable and adaptable. While designed specifically for Hossana City, the system can be expanded to other cities or regions in Ethiopia. The modular architecture allows for the addition of new features, such as mobile applications or integration with national crime databases, in the future.</text:p>
      <text:p text:style-name="P17"/>
      <text:p text:style-name="P16">In summary, this project significantly contributes to thernization of the Hossana City Police Department, improves public safety through community participation, and provides a foundation for data-driven, efficient, and transparent crime management.</text:p>
      <text:h text:style-name="P8" text:outline-level="2">1.8 Feasibility Study</text:h>
      <text:h text:style-name="P18" text:outline-level="3">1.8.1 Technical Feasibility</text:h>
      <text:p text:style-name="P19">The system is technically feasible because all required technologies are available and well-established. The frontend will be developed using React.js, a popular JavaScript library for building user interfaces. The backend will be built with Spring Boot, a robust Java framework for creating RESTful APIs. Data will be stored in a MySQL database, and the system will be deployed on standard web servers. The development tools, including Visual Studio Code, Git, and Maven, are freely available. The development team has basic knowledge of these technologies, and additional learning resources are accessible online. Therefore, the project can be successfully implemented with the available technical resources.</text:p>
      <text:h text:style-name="P10" text:outline-level="3">1.8.2 Economic Feasibility</text:h>
      <text:p text:style-name="P20">The system is economically feasible because the primary development tools and technologies are open-source and free to use. React.js, Spring Boot, MySQL, and VS Code can be downloaded and used without licensing costs. The hardware requirements are minimal, as the system can run on standard computers and <text:soft-page-break/>servers. The long-term benefits, including reduced paperwork, faster crime reporting, improved missing criminal tracking, and increased citizen participation, outweigh the development costs. The system will save the police department time and resources, making it a cost-effective investment.</text:p>
      <text:h text:style-name="P11" text:outline-level="3">1.8.3 Operational Feasibility</text:h>
      <text:p text:style-name="P21">The system is operationally feasible because it is designed with user-friendly interfaces and role-based dashboards tailored to each police unit. Police Head, detectives, traffic police, and citizens will find the system intuitive and easy to use. Training materials and user manuals will be provided to ensure smooth adoption. The system will operate alongside existing manual processes during a transition period, allowing users to adapt gradually. Since the system addresses real problems faced by the Hossana City Police Department, it will be readily accepted by its intended users.</text:p>
      <text:h text:style-name="P22" text:outline-level="3">1.8.4 Legal Feasibility</text:h>
      <text:p text:style-name="P23">The system is legally feasible because it complies with Ethiopian laws and regulations regarding data privacy and security. All criminal records and citizen information will be stored securely with role-based access control to prevent unauthorized access. Citizen reports can be submitted anonymously, protecting the identity of informants. The system does not collect or store any data that violates privacy laws. Furthermore, the system will be developed as an original work, using open-source technologies with proper licensing, avoiding any copyright or intellectual property violations.</text:p>
      <text:h text:style-name="P11" text:outline-level="3">1.8.5 Political Feasibility</text:h>
      <text:p text:style-name="P21">The system is politically feasible because it aligns with the Ethiopian government's digital transformation agenda and the modernization efforts of the Hossana City administration. Improving crime management, public safety, and citizen engagement are priorities for local and regional governments. The system supports transparency, accountability, and efficient service delivery, which are key political objectives. There are no political barriers to the development and deployment of this system within the Hossana City Police Department.</text:p>
      <text:h text:style-name="P11" text:outline-level="3">1.8.6 Other Feasibility (Social and Schedule)</text:h>
      <text:p text:style-name="P21">Social Feasibility: The system is socially feasible because it directly benefits the citizens of Hossana City by providing a fast, convenient, and anonymous way to report crimes, submit nominations for missing criminals, and participate in crime prevention. The system builds trust between the community and the police department by promoting transparency and responsiveness. Citizens will feel safer and more engaged when they can easily contribute to public safety without fear of <text:soft-page-break/>retaliation. Additionally, the system reduces the need for citizens to visit the police station in person, saving time and reducing inconvenience.</text:p>
      <text:p text:style-name="P21">Schedule Feasibility: The system is schedule feasible because the project will be completed within the two-semester timeframe allocated for the senior project. The development will follow a structured timeline, including requirements gathering, system design, implementation, testing, and deployment. Using agile development practices, the system will be delivered in phases, ensuring that core features such as missing criminal tracking, citizen nominations, and role-based dashboards are completed first. The project plan allocates sufficient time for testing, documentation, and user training, ensuring a high-quality final product.</text:p>
      <text:h text:style-name="P24" text:outline-level="2">1.9 Beneficiaries of the System</text:h>
      <text:p text:style-name="P21">The proposed Web-Based Crime Record Management System will benefit multiple groups within the Hossana City community. The primary beneficiaries are:</text:p>
      <text:p text:style-name="P21">. <text:span text:style-name="T2">Hossana City Police Department</text:span>: The police department will benefit from improved efficiency in crime record management, faster access to criminal data, better coordination between units, and real-time reporting capabilities. The system will reduce paperwork, minimize data loss, and enhance overall productivity.</text:p>
      <text:p text:style-name="P21">. <text:span text:style-name="T2">Police Head:</text:span> The Police Head will benefit from a comprehensive dashboard that provides real-time statistics on crime trends, case clearance rates, officer performance, and pending nominations. This supports informed decision-making and strategic planning.</text:p>
      <text:p text:style-name="P21"><text:span text:style-name="T2">. Criminal Preventive Police: </text:span>This unit will benefit from the ability to register criminals, generate crime reports, and forward nominations to detectives efficiently. The system will streamline their workflow and improve data accuracy.</text:p>
      <text:p text:style-name="P21"><text:span text:style-name="T2">. Detective Officers:</text:span> Detectives will benefit from real-time notifications when citizens submit nominations or report missing criminals. They can update case statuses, add evidence, and <text:span text:style-name="T3">collaborate with other units through the centralized platform.</text:span></text:p>
      <text:p text:style-name="P21"><text:span text:style-name="T2">. Traffic Officers and Traffic Police</text:span>: These users will benefit from digital accident reporting, real-time accident updates, and the ability to generate accident reports quickly. The system will improve traffic incident management and data accuracy.</text:p>
      <text:p text:style-name="P21"><text:span text:style-name="T2">. HR Manager:</text:span> The HR Manager will benefit from centralized employee records, attendance tracking, leave management, and payroll integration. This will simplify administrative tasks and improve personnel management.</text:p>
      <text:p text:style-name="P21"><text:soft-page-break/></text:p>
      <text:p text:style-name="P21"><text:span text:style-name="T2">. Citizens of Hossana City:</text:span> Citizens are the ultimate beneficiaries. They will be able to view missing criminals, submit anonymous nominations, report crimes online, upload evidence, and track the status of their reports. This empowers citizens to actively participate in crime prevention and public safety.</text:p>
      <text:p text:style-name="P21">.<text:span text:style-name="T2"> Wachemo University</text:span>: The university will benefit from the successful completion of this senior project as a demonstration of the students' technical competence and problem-solving abilities. The project may also serve as a reference for future research in crime management systems.</text:p>
      <text:p text:style-name="P21">. Future Researchers: Other students and researchers can use this project as a foundation for further enhancements, such as mobile applications, artificial intelligence for crime prediction, or integration with national databases.</text:p>
      <text:p text:style-name="P21">. <text:span text:style-name="T2">Ethiopian Government:</text:span> The system aligns with the government's digital transformation goals and can serve as a model for other cities and regions in Ethiopia seeking to modernize their crime management practices.</text:p>
      <text:h text:style-name="P8" text:outline-level="2">1.10 Methods and Tools</text:h>
      <text:h text:style-name="P25" text:outline-level="3">1.10.1 Requirements Gathering Techniques</text:h>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6T11:44:22.386204800</meta:creation-date>
    <dc:date>2026-04-06T13:32:36.979347500</dc:date>
    <meta:editing-duration>PT19M59S</meta:editing-duration>
    <meta:editing-cycles>3</meta:editing-cycles>
    <meta:generator>LibreOffice/26.2.2.2$Windows_X86_64 LibreOffice_project/1f77d10d6938fd34972958f64b2bcfa54f8b1ba5</meta:generator>
    <meta:document-statistic meta:table-count="0" meta:image-count="0" meta:object-count="0" meta:page-count="13" meta:paragraph-count="97" meta:word-count="4303" meta:character-count="30913" meta:non-whitespace-character-count="26683"/>
  </office:meta>
</office:document-meta>
</file>